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5pt" style:text-underline-style="solid" style:text-underline-width="auto" style:text-underline-color="font-color" fo:font-weight="bold" officeooo:paragraph-rsid="00175477" style:font-size-asian="15pt" style:font-weight-asian="bold" style:font-name-complex="Times New Roman1" style:font-size-complex="15pt" style:font-weight-complex="bold"/>
    </style:style>
    <style:style style:name="P2"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75477" style:font-size-asian="12pt" style:font-name-complex="Times New Roman1"/>
    </style:style>
    <style:style style:name="P3"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none" fo:font-weight="normal" officeooo:rsid="00175477" officeooo:paragraph-rsid="00175477" style:font-size-asian="10.5pt" style:font-weight-asian="normal" style:font-name-complex="Times New Roman1" style:font-size-complex="12pt" style:font-weight-complex="normal"/>
    </style:style>
    <style:style style:name="P4"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solid" style:text-underline-width="auto" style:text-underline-color="font-color" fo:font-weight="normal" officeooo:rsid="00175477" officeooo:paragraph-rsid="00175477" style:font-size-asian="10.5pt" style:font-weight-asian="normal" style:font-name-complex="Times New Roman1" style:font-size-complex="12pt" style:font-weight-complex="normal"/>
    </style:style>
    <style:style style:name="P5"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solid" style:text-underline-width="auto" style:text-underline-color="font-color" fo:font-weight="normal" officeooo:rsid="0018340c" officeooo:paragraph-rsid="0018340c" style:font-size-asian="10.5pt" style:font-weight-asian="normal" style:font-name-complex="Times New Roman1" style:font-size-complex="12pt" style:font-weight-complex="normal"/>
    </style:style>
    <style:style style:name="P6" style:family="paragraph" style:parent-style-name="Standard_20__28_user_29_">
      <style:paragraph-properties fo:margin-top="0in" fo:margin-bottom="0in" loext:contextual-spacing="false" fo:line-height="115%" fo:text-align="center" style:justify-single-word="false"/>
      <style:text-properties style:font-name="Times New Roman" fo:font-size="18pt" style:text-underline-style="solid" style:text-underline-width="auto" style:text-underline-color="font-color" fo:font-weight="bold" officeooo:paragraph-rsid="00175477" style:font-size-asian="18pt" style:font-weight-asian="bold" style:font-name-complex="Times New Roman1"/>
    </style:style>
    <style:style style:name="P7" style:family="paragraph" style:parent-style-name="Standard_20__28_user_29_">
      <style:paragraph-properties fo:margin-top="0in" fo:margin-bottom="0in" loext:contextual-spacing="false" fo:line-height="115%" fo:text-align="end" style:justify-single-word="false"/>
      <style:text-properties style:font-name="Times New Roman" officeooo:paragraph-rsid="00175477" style:font-name-complex="Times New Roman1"/>
    </style:style>
    <style:style style:name="P8" style:family="paragraph" style:parent-style-name="Standard_20__28_user_29_">
      <style:paragraph-properties fo:margin-top="0in" fo:margin-bottom="0in" loext:contextual-spacing="false" fo:line-height="115%" fo:text-align="end" style:justify-single-word="false"/>
      <style:text-properties style:font-name="Times New Roman" fo:font-size="12pt" fo:font-style="italic" officeooo:paragraph-rsid="00175477" style:font-size-asian="12pt" style:font-style-asian="italic" style:font-name-complex="Times New Roman1"/>
    </style:style>
    <style:style style:name="P9"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paragraph-rsid="00175477" style:font-size-asian="12pt" style:font-name-complex="Times New Roman1"/>
    </style:style>
    <style:style style:name="P10" style:family="paragraph" style:parent-style-name="Standard_20__28_user_29_">
      <style:paragraph-properties fo:margin-top="0in" fo:margin-bottom="0in" loext:contextual-spacing="false" fo:line-height="115%" fo:text-align="justify" style:justify-single-word="false"/>
      <style:text-properties style:font-name="Times New Roman" fo:font-size="12pt" officeooo:paragraph-rsid="00175477" style:font-size-asian="12pt" style:font-name-complex="Times New Roman1"/>
    </style:style>
    <style:style style:name="P11"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rsid="00424b46" officeooo:paragraph-rsid="00175477" style:font-size-asian="12pt" style:font-name-complex="Times New Roman1"/>
    </style:style>
    <style:style style:name="P12"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normal" style:text-underline-style="none" officeooo:rsid="00248957" officeooo:paragraph-rsid="00175477" style:font-size-asian="12pt" style:font-style-asian="normal" style:font-name-complex="Times New Roman1" style:font-style-complex="normal"/>
    </style:style>
    <style:style style:name="P13"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normal" style:text-underline-style="none" officeooo:rsid="0034e618" officeooo:paragraph-rsid="00175477" style:font-size-asian="12pt" style:font-style-asian="normal" style:font-name-complex="Times New Roman1" style:font-style-complex="normal"/>
    </style:style>
    <style:style style:name="P14"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normal" style:text-underline-style="solid" style:text-underline-width="auto" style:text-underline-color="font-color" officeooo:paragraph-rsid="00175477" style:font-size-asian="12pt" style:font-style-asian="normal" style:font-name-complex="Times New Roman1" style:font-style-complex="normal"/>
    </style:style>
    <style:style style:name="P15"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5pt" style:text-underline-style="solid" style:text-underline-width="auto" style:text-underline-color="font-color" officeooo:paragraph-rsid="00175477" style:font-size-asian="15pt" style:font-name-complex="Times New Roman1" style:font-size-complex="15pt"/>
    </style:style>
    <style:style style:name="P16" style:family="paragraph" style:parent-style-name="Standard_20__28_user_29_">
      <style:paragraph-properties fo:margin-top="0in" fo:margin-bottom="0in" loext:contextual-spacing="false" fo:line-height="115%" fo:text-align="justify" style:justify-single-word="false"/>
      <style:text-properties style:font-name="Times New Roman" fo:font-size="15pt" style:text-underline-style="solid" style:text-underline-width="auto" style:text-underline-color="font-color" officeooo:paragraph-rsid="00175477" style:font-size-asian="15pt" style:font-name-complex="Times New Roman1" style:font-size-complex="15pt"/>
    </style:style>
    <style:style style:name="P17"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officeooo:paragraph-rsid="00175477"/>
    </style:style>
    <style:style style:name="P18" style:family="paragraph" style:parent-style-name="Standard_20__28_user_29_">
      <style:paragraph-properties fo:margin-top="0in" fo:margin-bottom="0in" loext:contextual-spacing="false" fo:line-height="115%" fo:text-align="justify" style:justify-single-word="false"/>
      <style:text-properties officeooo:paragraph-rsid="00175477"/>
    </style:style>
    <style:style style:name="P19"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ize="15pt" style:text-underline-style="solid" style:text-underline-width="auto" style:text-underline-color="font-color" officeooo:rsid="003576b7" officeooo:paragraph-rsid="00175477" style:font-size-asian="13.1000003814697pt" style:font-size-complex="15pt"/>
    </style:style>
    <style:style style:name="P20"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tyle="normal" style:text-underline-style="none" officeooo:rsid="00248957" officeooo:paragraph-rsid="00175477" style:font-style-asian="normal" style:font-style-complex="normal"/>
    </style:style>
    <style:style style:name="P21" style:family="paragraph" style:parent-style-name="List_20_Paragraph">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75477" style:font-size-asian="12pt" style:font-name-complex="Times New Roman1"/>
    </style:style>
    <style:style style:name="P22"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8926c" officeooo:paragraph-rsid="00175477" style:font-size-asian="12pt" style:font-name-complex="Times New Roman1"/>
    </style:style>
    <style:style style:name="P23"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a5119" officeooo:paragraph-rsid="00175477" style:font-size-asian="12pt" style:font-name-complex="Times New Roman1"/>
    </style:style>
    <style:style style:name="P24" style:family="paragraph" style:parent-style-name="Standard_20__28_user_29_" style:master-page-name="Standard">
      <style:paragraph-properties fo:margin-top="0in" fo:margin-bottom="0in" loext:contextual-spacing="false" fo:line-height="115%" fo:text-align="center" style:justify-single-word="false" style:page-number="auto"/>
      <style:text-properties style:font-name="Times New Roman" fo:font-size="18pt" style:text-underline-style="solid" style:text-underline-width="auto" style:text-underline-color="font-color" fo:font-weight="bold" officeooo:paragraph-rsid="00175477" style:font-size-asian="18pt" style:font-weight-asian="bold" style:font-name-complex="Times New Roman1"/>
    </style:style>
    <style:style style:name="P25" style:family="paragraph" style:parent-style-name="List_20_Paragraph" style:list-style-name="WWNum9">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75477" style:font-size-asian="12pt" style:font-name-complex="Times New Roman1"/>
    </style:style>
    <style:style style:name="P26"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75477" style:font-size-asian="12pt" style:font-name-complex="Times New Roman1"/>
    </style:style>
    <style:style style:name="P27" style:family="paragraph" style:parent-style-name="List_20_Paragraph" style:list-style-name="WWNum10">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75477" style:font-size-asian="12pt" style:font-name-complex="Times New Roman1"/>
    </style:style>
    <style:style style:name="P28"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2e90f9" officeooo:paragraph-rsid="00175477" style:font-size-asian="12pt" style:font-name-complex="Times New Roman1"/>
    </style:style>
    <style:style style:name="P29"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453067" officeooo:paragraph-rsid="00175477" style:font-size-asian="12pt" style:font-name-complex="Times New Roman1"/>
    </style:style>
    <style:style style:name="P30"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175477" style:font-size-asian="12pt" style:font-name-complex="Times New Roman1"/>
    </style:style>
    <style:style style:name="P31"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none" fo:font-weight="normal" officeooo:rsid="00175477" officeooo:paragraph-rsid="00175477" style:font-size-asian="10.5pt" style:font-weight-asian="normal" style:font-name-complex="Times New Roman1" style:font-size-complex="12pt" style:font-weight-complex="normal"/>
    </style:style>
    <style:style style:name="P32" style:family="paragraph" style:parent-style-name="Standard" style:list-style-name="L2">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none" fo:font-weight="normal" officeooo:rsid="00175477" officeooo:paragraph-rsid="00175477" style:font-size-asian="10.5pt" style:font-weight-asian="normal" style:font-name-complex="Times New Roman1" style:font-size-complex="12pt" style:font-weight-complex="normal"/>
    </style:style>
    <style:style style:name="P33" style:family="paragraph" style:parent-style-name="Standard" style:list-style-name="L3">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none" fo:font-weight="normal" officeooo:rsid="0018340c" officeooo:paragraph-rsid="0018340c" style:font-size-asian="10.5pt" style:font-weight-asian="normal" style:font-name-complex="Times New Roman1" style:font-size-complex="12pt" style:font-weight-complex="normal"/>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officeooo:rsid="00248957" style:font-size-asian="12pt" style:font-name-complex="Times New Roman1"/>
    </style:style>
    <style:style style:name="T3" style:family="text">
      <style:text-properties style:font-name="Times New Roman" fo:font-size="12pt" officeooo:rsid="002852ad" style:font-size-asian="12pt" style:font-name-complex="Times New Roman1"/>
    </style:style>
    <style:style style:name="T4" style:family="text">
      <style:text-properties style:font-name="Times New Roman" fo:font-size="12pt" officeooo:rsid="003072c1" style:font-size-asian="12pt" style:font-name-complex="Times New Roman1"/>
    </style:style>
    <style:style style:name="T5" style:family="text">
      <style:text-properties style:font-name="Times New Roman" fo:font-size="12pt" officeooo:rsid="00424b46" style:font-size-asian="12pt" style:font-name-complex="Times New Roman1"/>
    </style:style>
    <style:style style:name="T6" style:family="text">
      <style:text-properties style:font-name="Times New Roman" fo:font-size="12pt" officeooo:rsid="003f54f9" style:font-size-asian="12pt" style:font-name-complex="Times New Roman1"/>
    </style:style>
    <style:style style:name="T7" style:family="text">
      <style:text-properties style:font-name="Times New Roman" fo:font-size="12pt" officeooo:rsid="0036a0b6" style:font-size-asian="12pt" style:font-name-complex="Times New Roman1"/>
    </style:style>
    <style:style style:name="T8" style:family="text">
      <style:text-properties style:font-name="Times New Roman" fo:font-size="12pt" officeooo:rsid="0034146e" style:font-size-asian="12pt" style:font-name-complex="Times New Roman1"/>
    </style:style>
    <style:style style:name="T9" style:family="text">
      <style:text-properties style:font-name="Times New Roman" fo:font-size="12pt" officeooo:rsid="00175477" style:font-size-asian="12pt" style:font-name-complex="Times New Roman1"/>
    </style:style>
    <style:style style:name="T10" style:family="text">
      <style:text-properties style:font-name="Times New Roman" fo:font-size="12pt" style:text-underline-style="solid" style:text-underline-width="auto" style:text-underline-color="font-color" style:font-size-asian="12pt" style:font-name-complex="Times New Roman1"/>
    </style:style>
    <style:style style:name="T11" style:family="text">
      <style:text-properties style:font-name="Times New Roman" fo:font-size="12pt" style:text-underline-style="solid" style:text-underline-width="auto" style:text-underline-color="font-color" officeooo:rsid="003f54f9" style:font-size-asian="12pt" style:font-name-complex="Times New Roman1"/>
    </style:style>
    <style:style style:name="T12" style:family="text">
      <style:text-properties style:font-name="Times New Roman" fo:font-size="12pt" style:text-underline-style="solid" style:text-underline-width="auto" style:text-underline-color="font-color" officeooo:rsid="0034146e" style:font-size-asian="12pt" style:font-name-complex="Times New Roman1"/>
    </style:style>
    <style:style style:name="T13" style:family="text">
      <style:text-properties style:font-name="Times New Roman" style:font-name-complex="Times New Roman1"/>
    </style:style>
    <style:style style:name="T14" style:family="text">
      <style:text-properties style:font-name="Times New Roman" officeooo:rsid="00424b46" style:font-name-complex="Times New Roman1"/>
    </style:style>
    <style:style style:name="T15" style:family="text">
      <style:text-properties officeooo:rsid="002852ad"/>
    </style:style>
    <style:style style:name="T16" style:family="text">
      <style:text-properties style:text-underline-style="none"/>
    </style:style>
    <style:style style:name="T17" style:family="text">
      <style:text-properties style:text-underline-style="none" officeooo:rsid="0034146e"/>
    </style:style>
    <style:style style:name="T18" style:family="text">
      <style:text-properties style:text-underline-style="none" officeooo:rsid="0036a0b6"/>
    </style:style>
    <style:style style:name="T19" style:family="text">
      <style:text-properties style:text-underline-style="none" officeooo:rsid="0034e618"/>
    </style:style>
    <style:style style:name="T20" style:family="text">
      <style:text-properties officeooo:rsid="0034146e"/>
    </style:style>
    <style:style style:name="T21" style:family="text">
      <style:text-properties officeooo:rsid="001fa62e"/>
    </style:style>
    <style:style style:name="T22" style:family="text">
      <style:text-properties officeooo:rsid="002f9cca"/>
    </style:style>
    <style:style style:name="T23" style:family="text">
      <style:text-properties officeooo:rsid="0032051b"/>
    </style:style>
    <style:style style:name="T24" style:family="text">
      <style:text-properties officeooo:rsid="002a5119"/>
    </style:style>
    <style:style style:name="T25" style:family="text">
      <style:text-properties officeooo:rsid="0018340c"/>
    </style:style>
    <style:style style:name="T26" style:family="text">
      <style:text-properties officeooo:rsid="00195c6f"/>
    </style:style>
    <style:style style:name="T27" style:family="text">
      <style:text-properties officeooo:rsid="002713c2"/>
    </style:style>
    <style:style style:name="T28" style:family="text">
      <style:text-properties style:text-underline-style="solid" style:text-underline-width="auto" style:text-underline-color="font-color" officeooo:rsid="002713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 Base System Implementation</text:p>
      <text:p text:style-name="P6">COP-6726</text:p>
      <text:p text:style-name="P7">Submitted by:</text:p>
      <text:p text:style-name="P8">Naman Arora</text:p>
      <text:p text:style-name="P8">UFID: 3979-0439</text:p>
      <text:p text:style-name="P8">Nikunj Sarda</text:p>
      <text:p text:style-name="P8">UFID: 9360-6581</text:p>
      <text:p text:style-name="P16">Introduction:</text:p>
      <text:p text:style-name="P18"><text:span text:style-name="T1">This document is intended to present the outcomes and the process of the completed work for the Project </text:span><text:span text:style-name="T9">4_1</text:span><text:span text:style-name="T1">. The </text:span><text:span text:style-name="T9">statistics formulation</text:span><text:span text:style-name="T2"> for </text:span><text:span text:style-name="T1">DB file implementation </text:span><text:span text:style-name="T3">have</text:span><text:span text:style-name="T1"> been successfully materialized and tested. The repository for all the work is present </text:span><text:a xlink:type="simple" xlink:href="https://gitlab.com/r0ck3r008/database-from-scratch" text:style-name="ListLabel_20_16" text:visited-style-name="ListLabel_20_16"><text:span text:style-name="Internet_20_link"><text:span text:style-name="T1">here</text:span></text:span></text:a><text:span text:style-name="T1">.</text:span></text:p>
      <text:p text:style-name="P10"/>
      <text:p text:style-name="P15">Source File Hierarchy:</text:p>
      <text:p text:style-name="P17"><text:span text:style-name="T1">The directories are arranged in a flat manner </text:span><text:span text:style-name="T4">with exception of a tpch-dbgen project directory</text:span><text:span text:style-name="T1">. The tpch-dbgen is the git repository for the TPCH sub program. </text:span><text:span text:style-name="T5">Please make sure the *.tbl files are present BEFORE test is run.</text:span></text:p>
      <text:p text:style-name="P11"/>
      <text:p text:style-name="P19"><text:span text:style-name="T14">S</text:span><text:span text:style-name="T13">ome Points to Note:</text:span></text:p>
      <text:p text:style-name="P20"><text:span text:style-name="T6">→</text:span><text:span text:style-name="T7"> </text:span><text:span text:style-name="T11">N</text:span><text:span text:style-name="T10">ote </text:span><text:span text:style-name="T12">1</text:span><text:span text:style-name="T8">:</text:span><text:span text:style-name="T1"> <text:s/>flex version </text:span><text:span text:style-name="T8">equal or </text:span><text:span text:style-name="T1">higher than 2.6 </text:span><text:span text:style-name="T8">is needed </text:span><text:span text:style-name="T1">to run the above implementation </text:span><text:span text:style-name="T8">and</text:span><text:span text:style-name="T1"> not get below error </text:span><text:span text:style-name="T8">during compilation phase</text:span><text:span text:style-name="T1">:</text:span></text:p>
      <text:p text:style-name="P12">“lexer_func.l:67:1: error: ‘yyfunclineno’ undeclared (first use in this function); did you mean ‘yyfuncleng’?”</text:p>
      <text:p text:style-name="P12">while running the make to generate test.out file. <text:span text:style-name="T15">If such an error arises, however, please uncomment line 16 in ‘lexer_func.l’.</text:span></text:p>
      <text:p text:style-name="P14"><text:span text:style-name="T17">→</text:span><text:span text:style-name="T18"> </text:span><text:span text:style-name="T20">Note 2:</text:span><text:span text:style-name="T17"> Please use “</text:span><text:span text:style-name="T19">add a lot” option, set as default, in sorted_file_test.out since some tables, notably the partsupp.tbl get killed by the OS due to large number of processes.</text:span></text:p>
      <text:p text:style-name="P13">→<text:span text:style-name="T27"> </text:span><text:span text:style-name="T28">Note 3:</text:span><text:span text:style-name="T27"> Some of the queries dont work since we could not come up with a good estimation algorithm. All of the errors and dumps will happen in Estimate call only, yet Apply calls work. Please be liniment in marking. We will make sure to show the right function in the next submission.</text:span></text:p>
      <text:p text:style-name="P15">The compilation process:</text:p>
      <text:p text:style-name="P9">The compilation process is accomplished by a recursive call to Makefiles in each subdirectory by the Makefile in the src/ directory.</text:p>
      <text:p text:style-name="P9">The provided NamanArora_NikunjSarda_p<text:span text:style-name="T21">3</text:span>.zip has one sub-directory, src/.</text:p>
      <text:p text:style-name="P21">$&gt; unzip NamanArora_NikunjSarda_p<text:span text:style-name="T27">4</text:span>.zip</text:p>
      <text:p text:style-name="P21">$&gt; cd proj<text:span text:style-name="T27">4</text:span></text:p>
      <text:p text:style-name="P9">Now to build:</text:p>
      <text:p text:style-name="P21">$&gt; make</text:p>
      <text:p text:style-name="P22">The above command will create all the <text:span text:style-name="T22">binaries, test.out, gtest.out, test_heap.out and test_bigq.out along with tpch-dbgen/dbgen</text:span>.</text:p>
      <text:p text:style-name="P9">To generate tpch-dbgen files (tpch-dbgen/ sub-dir is always compiled with all of the above targets)</text:p>
      <text:list xml:id="list3369649664" text:style-name="WWNum9">
        <text:list-item>
          <text:p text:style-name="P25"><text:soft-page-break/>$&gt; cd tpch-dbgen/</text:p>
        </text:list-item>
      </text:list>
      <text:list xml:id="list486017231" text:style-name="WWNum4">
        <text:list-item>
          <text:p text:style-name="P26">$&gt; ./dbgen &lt;options&gt; -s &lt;size&gt;</text:p>
        </text:list-item>
        <text:list-item>
          <text:p text:style-name="P28">$&gt; <text:span text:style-name="T20">mv</text:span> *.tbl ..</text:p>
        </text:list-item>
        <text:list-item>
          <text:p text:style-name="P29">$&gt; sync</text:p>
        </text:list-item>
      </text:list>
      <text:p text:style-name="P23">To generate heap database files required for running the test driver,</text:p>
      <text:p text:style-name="P23"><text:s text:c="12"/>$&gt; make heap_gen.out</text:p>
      <text:p text:style-name="P23"><text:s text:c="12"/>$&gt; ./create_heap_file.sh # <text:s/>All the heap database files will be available</text:p>
      <text:p text:style-name="P23">To generate binary for creating sorted database files:</text:p>
      <text:p text:style-name="P23"><text:s text:c="12"/>$&gt; make sorted_test_file.ou<text:span text:style-name="T23">t</text:span> # This creates the binary driver for project 2 milestone 2</text:p>
      <text:p text:style-name="P23">To run the associated Gtests for the current submission:</text:p>
      <text:p text:style-name="P23"><text:s text:c="12"/>$&gt; make gtest.out</text:p>
      <text:p text:style-name="P23"><text:s text:c="12"/>$&gt; ./gtest.out</text:p>
      <text:p text:style-name="P9">To clean the repository, <text:span text:style-name="T24">excluding *.bin and *.tbl files</text:span>,</text:p>
      <text:list xml:id="list2030368649" text:style-name="WWNum10">
        <text:list-item>
          <text:p text:style-name="P27">$&gt; make clean</text:p>
          <text:p text:style-name="P30">To clean the repository, including *.bin and *.tb<text:span text:style-name="T24">l files</text:span></text:p>
          <text:p text:style-name="P30"><text:s text:c="11"/>$&gt; make distclean</text:p>
        </text:list-item>
      </text:list>
      <text:p text:style-name="P2"/>
      <text:p text:style-name="P1">Change log:</text:p>
      <text:list xml:id="list1134540874" text:style-name="L1">
        <text:list-item>
          <text:p text:style-name="P31">Completed statistics.cc and statistics.h</text:p>
        </text:list-item>
        <text:list-item>
          <text:p text:style-name="P31">Added stat_helper.cc</text:p>
        </text:list-item>
      </text:list>
      <text:p text:style-name="P3"/>
      <text:p text:style-name="P4">statistics.cc:</text:p>
      <text:list xml:id="list4077740160" text:style-name="L2">
        <text:list-item>
          <text:p text:style-name="P32">relInfo :: relInfo(): constructor to relation info struct</text:p>
        </text:list-item>
        <text:list-item>
          <text:p text:style-name="P32">relInfo :: ~relInfo(): destructor to relation info struct</text:p>
        </text:list-item>
        <text:list-item>
          <text:p text:style-name="P32">relInfo&amp; relInfo :: operator=(relInfo&amp; in): definition of operator = for relation info struct</text:p>
        </text:list-item>
        <text:list-item>
          <text:p text:style-name="P32">attInfo :: attInfo(): constructor to attribute info struct</text:p>
        </text:list-item>
        <text:list-item>
          <text:p text:style-name="P32">attInfo :: ~attInfo(): destructor to attribute info struct</text:p>
        </text:list-item>
        <text:list-item>
          <text:p text:style-name="P32">attInfo&amp; attInfo :: operator=(attInfo&amp; in): definition of operator = for attribute info struct</text:p>
        </text:list-item>
        <text:list-item>
          <text:p text:style-name="P32">Statistics :: Statistics(): constructor to statistics class</text:p>
        </text:list-item>
        <text:list-item>
          <text:p text:style-name="P32">Statistics :: Statistics(Statistics &amp;copyMe): constructor to class statistics to perform deep copy of data structure</text:p>
        </text:list-item>
        <text:list-item>
          <text:p text:style-name="P32">Statistics :: ~Statistics(): destructor to class statistics</text:p>
        </text:list-item>
        <text:list-item>
          <text:p text:style-name="P32">void Statistics :: AddRel(char *rel_name, int num_tuples): Method to add another relation to base structure</text:p>
        </text:list-item>
        <text:list-item>
          <text:p text:style-name="P32">void Statistics :: AddAtt(char *rel_name, char *att_name, int num_distincts): Method to add another attribute to base relation of the structure</text:p>
        </text:list-item>
        <text:list-item>
          <text:p text:style-name="P32">void Statistics :: CopyRel(char *oldName, char *newName): Produces copy of a relation under new name</text:p>
        </text:list-item>
        <text:list-item>
          <text:p text:style-name="P32">void Statistics :: Read(char *fname): Read from the text file</text:p>
        </text:list-item>
        <text:list-item>
          <text:p text:style-name="P32">void Statistics :: Write(char *fname): Write to the text file</text:p>
        </text:list-item>
        <text:list-item>
          <text:p text:style-name="P32">void <text:s/>Statistics :: Apply(struct AndList *parseTree, char **relNames, int numToJoin): <text:span text:style-name="T25">Method to simulate join for listed relations for given predicates</text:span></text:p>
        </text:list-item>
        <text:list-item>
          <text:p text:style-name="P32"><text:soft-page-break/>double Statistics :: Estimate(struct AndList *parseTree, char **relNames, int numToJoin): <text:span text:style-name="T25">Method to compute number of tuples resulted from the join of listed relations for given predicates</text:span></text:p>
        </text:list-item>
      </text:list>
      <text:p text:style-name="P3"/>
      <text:p text:style-name="P5">stat_helper.cc<text:span text:style-name="T16">: </text:span></text:p>
      <text:list xml:id="list3406291957" text:style-name="L3">
        <text:list-item>
          <text:p text:style-name="P33">FILE *Statistics :: f_handle(char *fname, const char *perm): Method to handle different states of a file and choose options to execute accordingly</text:p>
        </text:list-item>
        <text:list-item>
          <text:p text:style-name="P33">void Statistics :: cost_calc(struct ComparisonOp *op, int apply, double *res): <text:span text:style-name="T26">Method to compute number of tuples, relations, attributes depending on calls(apply/estimates)</text:span></text:p>
        </text:list-item>
        <text:list-item>
          <text:p text:style-name="P33">void Statistics :: stat_helper(struct AndList *alist, struct OrList *olist, int apply, double *res): <text:span text:style-name="T26">Method to decides methods calls depending on the type (AND/OR) nod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06T23:56:59.057107742</dc:date>
    <meta:editing-duration>PT15M49S</meta:editing-duration>
    <meta:editing-cycles>4</meta:editing-cycles>
    <meta:generator>LibreOffice/6.4.2.2$Linux_X86_64 LibreOffice_project/40$Build-2</meta:generator>
    <meta:document-statistic meta:table-count="0" meta:image-count="0" meta:object-count="0" meta:page-count="3" meta:paragraph-count="66" meta:word-count="725" meta:character-count="4756" meta:non-whitespace-character-count="4050"/>
  </office:meta>
</office:document-meta>
</file>